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4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2">
          <table:table-cell office:value-type="string">
            <text:p>TechLevel x Resource Type</text:p>
          </table:table-cell>
          <table:table-cell table:style-name="ce1" office:value-type="string">
            <text:p>PRE_AGRICULTURAL</text:p>
          </table:table-cell>
          <table:table-cell table:style-name="ce1" office:value-type="string">
            <text:p>AGRICULTURAL</text:p>
          </table:table-cell>
          <table:table-cell table:style-name="ce1" office:value-type="string">
            <text:p>MEDIEVAL</text:p>
          </table:table-cell>
          <table:table-cell table:style-name="ce1" office:value-type="string">
            <text:p>RENAISSANCE</text:p>
          </table:table-cell>
          <table:table-cell table:style-name="ce1" office:value-type="string">
            <text:p>EARLY_INDUSTRIAL</text:p>
          </table:table-cell>
          <table:table-cell table:style-name="ce1" office:value-type="string">
            <text:p>INDUSTRIAL</text:p>
          </table:table-cell>
          <table:table-cell table:style-name="ce1" office:value-type="string">
            <text:p>POST_INDUSTRIAL</text:p>
          </table:table-cell>
          <table:table-cell table:style-name="ce1" office:value-type="string">
            <text:p>HI_TECH</text:p>
          </table:table-cell>
          <table:table-cell table:number-columns-repeated="3"/>
        </table:table-row>
        <table:table-row table:style-name="ro4">
          <table:table-cell office:value-type="string">
            <text:p>Generic</text:p>
          </table:table-cell>
          <table:table-cell office:value-type="string">
            <text:p>Feathers</text:p>
          </table:table-cell>
          <table:table-cell office:value-type="string">
            <text:p>Small Seeds</text:p>
          </table:table-cell>
          <table:table-cell office:value-type="string">
            <text:p>Large Bone</text:p>
          </table:table-cell>
          <table:table-cell office:value-type="string">
            <text:p>Fine Leather Shoes</text:p>
          </table:table-cell>
          <table:table-cell office:value-type="string">
            <text:p>Unknown Key</text:p>
          </table:table-cell>
          <table:table-cell office:value-type="string">
            <text:p>Scrap Metal</text:p>
          </table:table-cell>
          <table:table-cell office:value-type="string">
            <text:p>Fancy Pants</text:p>
          </table:table-cell>
          <table:table-cell office:value-type="string">
            <text:p>Spare Uranium</text:p>
          </table:table-cell>
          <table:table-cell table:number-columns-repeated="3"/>
        </table:table-row>
        <table:table-row table:style-name="ro4">
          <table:table-cell office:value-type="string">
            <text:p>Mineral</text:p>
          </table:table-cell>
          <table:table-cell office:value-type="string">
            <text:p>Torn Fabric</text:p>
          </table:table-cell>
          <table:table-cell office:value-type="string">
            <text:p>Wool</text:p>
          </table:table-cell>
          <table:table-cell office:value-type="string">
            <text:p>Wolf Claws</text:p>
          </table:table-cell>
          <table:table-cell office:value-type="string">
            <text:p>Leather</text:p>
          </table:table-cell>
          <table:table-cell office:value-type="string">
            <text:p>Strong Hide</text:p>
          </table:table-cell>
          <table:table-cell office:value-type="string">
            <text:p>Shark Teeth</text:p>
          </table:table-cell>
          <table:table-cell office:value-type="string">
            <text:p>Corundum</text:p>
          </table:table-cell>
          <table:table-cell office:value-type="string">
            <text:p>Obsidian</text:p>
          </table:table-cell>
          <table:table-cell table:number-columns-repeated="3"/>
        </table:table-row>
        <table:table-row table:style-name="ro4">
          <table:table-cell office:value-type="string">
            <text:p>Liquid</text:p>
          </table:table-cell>
          <table:table-cell office:value-type="string">
            <text:p>Rain Drop</text:p>
          </table:table-cell>
          <table:table-cell office:value-type="string">
            <text:p>Green Tea</text:p>
          </table:table-cell>
          <table:table-cell office:value-type="string">
            <text:p>Milk</text:p>
          </table:table-cell>
          <table:table-cell office:value-type="string">
            <text:p>Fruit Parfait</text:p>
          </table:table-cell>
          <table:table-cell office:value-type="string">
            <text:p>Small Tonic</text:p>
          </table:table-cell>
          <table:table-cell office:value-type="string">
            <text:p>Light Potion</text:p>
          </table:table-cell>
          <table:table-cell office:value-type="string">
            <text:p>Strong Elixir</text:p>
          </table:table-cell>
          <table:table-cell office:value-type="string">
            <text:p>Phoenix Down</text:p>
          </table:table-cell>
          <table:table-cell table:number-columns-repeated="3"/>
        </table:table-row>
        <table:table-row table:style-name="ro4">
          <table:table-cell office:value-type="string">
            <text:p>Plant</text:p>
          </table:table-cell>
          <table:table-cell office:value-type="string">
            <text:p>Old Tree Leaf</text:p>
          </table:table-cell>
          <table:table-cell office:value-type="string">
            <text:p>Rice</text:p>
          </table:table-cell>
          <table:table-cell office:value-type="string">
            <text:p>Sunflower</text:p>
          </table:table-cell>
          <table:table-cell office:value-type="string">
            <text:p>Wheat</text:p>
          </table:table-cell>
          <table:table-cell office:value-type="string">
            <text:p>Tulip</text:p>
          </table:table-cell>
          <table:table-cell office:value-type="string">
            <text:p>Strange Flower</text:p>
          </table:table-cell>
          <table:table-cell office:value-type="string">
            <text:p>Cherry Blossom</text:p>
          </table:table-cell>
          <table:table-cell office:value-type="string">
            <text:p>Everlasting Tree Leaf</text:p>
          </table:table-cell>
          <table:table-cell table:number-columns-repeated="3"/>
        </table:table-row>
        <table:table-row table:style-name="ro4">
          <table:table-cell office:value-type="string">
            <text:p>Animal</text:p>
          </table:table-cell>
          <table:table-cell office:value-type="string">
            <text:p>Gerbil</text:p>
          </table:table-cell>
          <table:table-cell office:value-type="string">
            <text:p>Ox</text:p>
          </table:table-cell>
          <table:table-cell office:value-type="string">
            <text:p>Wolf</text:p>
          </table:table-cell>
          <table:table-cell office:value-type="string">
            <text:p>Owl</text:p>
          </table:table-cell>
          <table:table-cell office:value-type="string">
            <text:p>Mandrill</text:p>
          </table:table-cell>
          <table:table-cell office:value-type="string">
            <text:p>Hawk</text:p>
          </table:table-cell>
          <table:table-cell office:value-type="string">
            <text:p>Lion</text:p>
          </table:table-cell>
          <table:table-cell office:value-type="string">
            <text:p>Chimera</text:p>
          </table:table-cell>
          <table:table-cell table:number-columns-repeated="3"/>
        </table:table-row>
        <table:table-row table:style-name="ro4">
          <table:table-cell office:value-type="string">
            <text:p>Art</text:p>
          </table:table-cell>
          <table:table-cell office:value-type="string">
            <text:p>Mud Splotch on a Rock</text:p>
          </table:table-cell>
          <table:table-cell office:value-type="string">
            <text:p>Calligraphy</text:p>
          </table:table-cell>
          <table:table-cell office:value-type="string">
            <text:p>Fine Tapestry</text:p>
          </table:table-cell>
          <table:table-cell office:value-type="string">
            <text:p>Ceramic Pot</text:p>
          </table:table-cell>
          <table:table-cell office:value-type="string">
            <text:p>Fancy Portrait</text:p>
          </table:table-cell>
          <table:table-cell office:value-type="string">
            <text:p>Small Mosaic</text:p>
          </table:table-cell>
          <table:table-cell office:value-type="string">
            <text:p>Small Monument</text:p>
          </table:table-cell>
          <table:table-cell office:value-type="string">
            <text:p>Hologram</text:p>
          </table:table-cell>
          <table:table-cell table:number-columns-repeated="3"/>
        </table:table-row>
        <table:table-row table:style-name="ro4">
          <table:table-cell office:value-type="string">
            <text:p>Weapon</text:p>
          </table:table-cell>
          <table:table-cell office:value-type="string">
            <text:p>Pointy Rocks</text:p>
          </table:table-cell>
          <table:table-cell office:value-type="string">
            <text:p>Slingshot</text:p>
          </table:table-cell>
          <table:table-cell office:value-type="string">
            <text:p>Battle Axe</text:p>
          </table:table-cell>
          <table:table-cell office:value-type="string">
            <text:p>Catapult</text:p>
          </table:table-cell>
          <table:table-cell office:value-type="string">
            <text:p>Katana</text:p>
          </table:table-cell>
          <table:table-cell office:value-type="string">
            <text:p>Canon</text:p>
          </table:table-cell>
          <table:table-cell office:value-type="string">
            <text:p>Missile Launcher</text:p>
          </table:table-cell>
          <table:table-cell office:value-type="string">
            <text:p>Satellite Ray Gun</text:p>
          </table:table-cell>
          <table:table-cell table:number-columns-repeated="3"/>
        </table:table-row>
        <table:table-row table:style-name="ro4" table:number-rows-repeated="3">
          <table:table-cell table:number-columns-repeated="12"/>
        </table:table-row>
        <table:table-row table:style-name="ro5" table:number-rows-repeated="1048564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Katz</meta:initial-creator>
    <meta:creation-date>2012-10-18T13:11:45</meta:creation-date>
    <dc:date>2012-10-20T22:26:31</dc:date>
    <dc:creator>Kevin </dc:creator>
    <meta:editing-duration>PT1H4M3S</meta:editing-duration>
    <meta:editing-cycles>13</meta:editing-cycles>
    <meta:generator>LibreOffice/3.5$Linux_X86_64 LibreOffice_project/350m1$Build-2</meta:generator>
    <meta:document-statistic meta:table-count="3" meta:cell-count="72" meta:object-count="0"/>
  </office:meta>
</office:document-meta>
</file>